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4CFBCryp" table:style-name="ta1">
        <table:shapes>
          <draw:frame draw:z-index="0" draw:style-name="gr1" draw:text-style-name="P1" svg:width="19.932cm" svg:height="11.847cm" svg:x="2.037cm" svg:y="100.803cm">
            <draw:object draw:notify-on-update-of-ranges="14CFBCryp.B1:14CFBCryp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9" calcext:value-type="float">
            <text:p>1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5T09:13:11.011000000</dc:date>
    <meta:editing-duration>PT6M2S</meta:editing-duration>
    <meta:editing-cycles>1</meta:editing-cycles>
    <meta:document-statistic meta:table-count="1" meta:cell-count="512" meta:object-count="1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33cm" svg:height="11.848cm" xlink:href=".." xlink:type="simple" chart:class="chart:bar" chart:style-name="ch1">
        <chart:title svg:x="6.642cm" svg:y="0.372cm" chart:style-name="ch2">
          <text:p>Histogramme imageMédical.pgm</text:p>
        </chart:title>
        <chart:subtitle svg:x="9.499cm" svg:y="1.387cm" chart:style-name="ch3">
          <text:p>CFB</text:p>
        </chart:subtitle>
        <chart:plot-area chart:style-name="ch4" table:cell-range-address="14CFBCryp.B1:14CFBCryp.B256" svg:x="1.409cm" svg:y="2.306cm" svg:width="18.126cm" svg:height="8.325cm">
          <chart:coordinate-region svg:x="2.401cm" svg:y="2.427cm" svg:width="17.134cm" svg:height="7.202cm"/>
          <chart:axis chart:dimension="x" chart:name="primary-x" chart:style-name="ch5">
            <chart:title svg:x="9.872cm" svg:y="10.867cm" chart:style-name="ch6">
              <text:p>nuance</text:p>
            </chart:title>
          </chart:axis>
          <chart:axis chart:dimension="y" chart:name="primary-y" chart:style-name="ch7">
            <chart:title svg:x="0.451cm" svg:y="7.226cm" chart:style-name="ch8">
              <text:p>nb_pixels</text:p>
            </chart:title>
            <chart:grid chart:style-name="ch9" chart:class="major"/>
          </chart:axis>
          <chart:series chart:style-name="ch10" chart:values-cell-range-address="14CFBCryp.B1:14CFBCryp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0">
                <text:p>990</text:p>
                <draw:g>
                  <svg:desc>14CFBCryp.B1:14CFBCryp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9">
                <text:p>1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